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tations:</text:p>
      <text:p text:style-name="P2"/>
      <text:p text:style-name="P3">http://sandbox.yoyogames.com/resources?cat_id=3</text:p>
      <text:p text:style-name="P3"/>
      <text:p text:style-name="P3">http://sdb.drshnaps.com/display.php?object=4392</text:p>
      <text:p text:style-name="P3"/>
      <text:p text:style-name="P3">http://www.lostgarden.com/2007/05/dancs-miraculously-flexible-game.html</text:p>
      <text:p text:style-name="P3"/>
      <text:p text:style-name="P3">http://www.lostgarden.com/2005/03/game-post-mortem-hard-vacuum.html</text:p>
      <text:p text:style-name="P3"/>
      <text:p text:style-name="P3">http://www.rpgmakervx.net/lofiversion/index.php/t5519.html</text:p>
      <text:p text:style-name="P3"/>
      <text:p text:style-name="P3">http://code.google.com/p/andengineexamples/source/checkout</text:p>
      <text:p text:style-name="P3"/>
      <text:p text:style-name="P3">http://sdb.drshnaps.com/</text:p>
      <text:p text:style-name="P3"/>
      <text:p text:style-name="P3">http://wiki.andengine.org/HUD</text:p>
      <text:p text:style-name="P3"/>
      <text:p text:style-name="P3">http://media.photobucket.com/image/zelda%20heart%20sprites/Fair_One_Of_The_Last_Dusk/Miscellaneous/Legend%20of%20Zelda%20Sprites/Other%20Zelda%20Sprites/Heart_Container.gif?o=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document-statistic meta:table-count="0" meta:image-count="0" meta:object-count="0" meta:page-count="1" meta:paragraph-count="10" meta:word-count="10" meta:character-count="587"/>
  </office:meta>
</office:document-meta>
</file>